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標楷體" svg:font-family="標楷體" style:font-family-generic="script" style:font-pitch="fixed" svg:panose-1="2 1 6 1 0 1 1 1 1 1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11 6 4 2 2 2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decorative" style:font-pitch="variable" svg:panose-1="5 0 0 0 0 0 0 0 0 0"/>
    <style:font-face style:name="Wingdings 3" style:font-charset="x-symbol" svg:font-family="Wingdings 3" style:font-family-generic="decorative" style:font-pitch="variable" svg:panose-1="5 4 1 2 1 8 7 7 7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size="9pt" style:font-size-asian="9pt" style:font-size-complex="9pt" style:language-complex="th" style:country-complex="TH"/>
    </style:style>
    <style:style style:name="T3" style:parent-style-name="預設段落字型" style:family="text">
      <style:text-properties style:font-name-asian="標楷體" fo:font-size="9pt" style:font-size-asian="9pt" style:font-size-complex="9pt"/>
    </style:style>
    <style:style style:name="T4" style:parent-style-name="預設段落字型" style:family="text">
      <style:text-properties style:font-name-asian="標楷體" fo:font-size="9pt" style:font-size-asian="9pt" style:font-size-complex="9pt" style:language-asian="zh" style:country-asian="HK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20pt" style:font-size-asian="20pt" style:font-size-complex="20pt"/>
    </style:style>
    <style:style style:name="T7" style:parent-style-name="預設段落字型" style:family="text">
      <style:text-properties style:font-name-asian="標楷體" fo:font-weight="bold" style:font-weight-asian="bold" fo:font-size="13pt" style:font-size-asian="13pt" style:font-size-complex="13pt"/>
    </style:style>
    <style:style style:name="T8" style:parent-style-name="預設段落字型" style:family="text">
      <style:text-properties style:font-name-asian="標楷體" fo:font-weight="bold" style:font-weight-asian="bold" fo:color="#000000" fo:font-size="13pt" style:font-size-asian="13pt" style:font-size-complex="13pt"/>
    </style:style>
    <style:style style:name="TableColumn10" style:family="table-column">
      <style:table-column-properties style:column-width="1.0833in" style:use-optimal-column-width="false"/>
    </style:style>
    <style:style style:name="TableColumn11" style:family="table-column">
      <style:table-column-properties style:column-width="1.8701in" style:use-optimal-column-width="false"/>
    </style:style>
    <style:style style:name="TableColumn12" style:family="table-column">
      <style:table-column-properties style:column-width="0.984in" style:use-optimal-column-width="false"/>
    </style:style>
    <style:style style:name="TableColumn13" style:family="table-column">
      <style:table-column-properties style:column-width="0.6895in" style:use-optimal-column-width="false"/>
    </style:style>
    <style:style style:name="TableColumn14" style:family="table-column">
      <style:table-column-properties style:column-width="1.2791in" style:use-optimal-column-width="false"/>
    </style:style>
    <style:style style:name="TableColumn15" style:family="table-column">
      <style:table-column-properties style:column-width="1.0833in" style:use-optimal-column-width="false"/>
    </style:style>
    <style:style style:name="Table9" style:family="table">
      <style:table-properties style:width="6.9895in" fo:margin-left="0.075in" table:align="left"/>
    </style:style>
    <style:style style:name="TableRow16" style:family="table-row">
      <style:table-row-properties style:min-row-height="0.1368in" style:use-optimal-row-height="false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內文" style:family="paragraph">
      <style:paragraph-properties style:snap-to-layout-grid="false" fo:text-align="center"/>
    </style:style>
    <style:style style:name="T1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0" style:parent-style-name="預設段落字型" style:family="text">
      <style:text-properties style:font-name-asian="標楷體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25" style:parent-style-name="內文" style:family="paragraph">
      <style:paragraph-properties style:snap-to-layout-grid="false" fo:text-align="center"/>
      <style:text-properties style:font-name="標楷體" style:font-name-asian="標楷體" fo:font-size="9pt" style:font-size-asian="9pt" style:font-size-complex="9pt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text-align="end" fo:margin-top="0.0694in" fo:margin-bottom="0.0694in"/>
      <style:text-properties style:font-name="標楷體" style:font-name-asian="標楷體"/>
    </style:style>
    <style:style style:name="TableRow28" style:family="table-row">
      <style:table-row-properties style:min-row-height="0.2131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31" style:parent-style-name="內文" style:family="paragraph">
      <style:paragraph-properties style:snap-to-layout-grid="false" fo:text-align="center"/>
    </style:style>
    <style:style style:name="T32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33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註解文字" style:family="paragraph">
      <style:paragraph-properties fo:text-align="justify" fo:margin-top="0.0694in" fo:margin-bottom="0.0694in"/>
      <style:text-properties style:font-name="標楷體" style:font-name-asian="標楷體" style:font-size-complex="12pt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style:snap-to-layout-grid="false" fo:text-align="center"/>
    </style:style>
    <style:style style:name="T3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39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margin-top="0.0694in" fo:margin-bottom="0.0694in"/>
      <style:text-properties style:font-name="標楷體" style:font-name-asian="標楷體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45" style:parent-style-name="內文" style:family="paragraph">
      <style:paragraph-properties style:snap-to-layout-grid="false" fo:text-align="center"/>
    </style:style>
    <style:style style:name="T46" style:parent-style-name="預設段落字型" style:family="text">
      <style:text-properties style:font-name="標楷體" style:font-name-asian="標楷體" fo:font-size="9pt" style:font-size-asian="9pt" style:font-size-complex="9pt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51" style:parent-style-name="內文" style:family="paragraph">
      <style:paragraph-properties style:snap-to-layout-grid="false" fo:text-align="center"/>
      <style:text-properties style:font-name="標楷體" style:font-name-asian="標楷體" fo:font-size="9pt" style:font-size-asian="9pt" style:font-size-complex="9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fo:margin-top="0.0694in" fo:margin-bottom="0.0694in"/>
    </style:style>
    <style:style style:name="T54" style:parent-style-name="DefaultParagraphFont" style:family="text">
      <style:text-properties style:font-name="標楷體" style:font-name-asian="標楷體" fo:font-size="11pt" style:font-size-asian="11pt"/>
    </style:style>
    <style:style style:name="TableRow55" style:family="table-row">
      <style:table-row-properties style:min-row-height="0.518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style:snap-to-layout-grid="false" fo:text-align="center"/>
      <style:text-properties style:font-name="標楷體" style:font-name-asian="標楷體" fo:font-weight="bold" style:font-weight-asian="bold" style:font-weight-complex="bold"/>
    </style:style>
    <style:style style:name="P58" style:parent-style-name="內文" style:family="paragraph">
      <style:paragraph-properties style:snap-to-layout-grid="false" fo:text-align="center"/>
      <style:text-properties style:font-name="標楷體" style:font-name-asian="標楷體" fo:font-size="10pt" style:font-size-asian="10pt" style:font-size-complex="10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justify" fo:margin-top="0.0694in" fo:margin-bottom="0.0694in"/>
      <style:text-properties style:font-name="標楷體" style:font-name-asian="標楷體"/>
    </style:style>
    <style:style style:name="TableRow61" style:family="table-row">
      <style:table-row-properties style:min-row-height="1.477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line-height="0.25in"/>
    </style:style>
    <style:style style:name="T64" style:parent-style-name="預設段落字型" style:family="text"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65" style:parent-style-name="預設段落字型" style:family="text">
      <style:text-properties style:font-name-asian="標楷體" fo:font-size="9pt" style:font-size-asian="9pt" style:font-size-complex="9pt"/>
    </style:style>
    <style:style style:name="T66" style:parent-style-name="預設段落字型" style:family="text">
      <style:text-properties style:font-name-asian="標楷體" fo:font-size="9pt" style:font-size-asian="9pt" style:font-size-complex="9pt"/>
    </style:style>
    <style:style style:name="T67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68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69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70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71" style:parent-style-name="預設段落字型" style:family="text">
      <style:text-properties style:font-name="標楷體" style:font-name-asian="標楷體" fo:font-weight="bold" style:font-weight-asian="bold" style:font-weight-complex="bold" fo:font-size="10pt" style:font-size-asian="10pt" style:font-size-complex="10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line-height="0.25in"/>
    </style:style>
    <style:style style:name="T7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5" style:parent-style-name="預設段落字型" style:family="text">
      <style:text-properties style:font-name-asian="標楷體" style:letter-kerning="false"/>
    </style:style>
    <style:style style:name="T76" style:parent-style-name="預設段落字型" style:family="text">
      <style:text-properties style:font-name-asian="標楷體" style:letter-kerning="false" fo:font-size="9pt" style:font-size-asian="9pt" style:font-size-complex="9pt"/>
    </style:style>
    <style:style style:name="P77" style:parent-style-name="Standard" style:family="paragraph">
      <style:paragraph-properties style:snap-to-layout-grid="false" fo:text-align="justify" fo:line-height="0.25in"/>
    </style:style>
    <style:style style:name="T7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9" style:parent-style-name="預設段落字型" style:family="text">
      <style:text-properties style:font-name-asian="標楷體" style:letter-kerning="false"/>
    </style:style>
    <style:style style:name="T80" style:parent-style-name="預設段落字型" style:family="text">
      <style:text-properties style:font-name-asian="標楷體" style:letter-kerning="false" fo:font-size="11pt" style:font-size-asian="11pt" style:font-size-complex="11pt"/>
    </style:style>
    <style:style style:name="T81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style:snap-to-layout-grid="false" style:line-height-at-least="0.1666in" fo:margin-left="0.1666in" fo:text-indent="0.1875in">
        <style:tab-stops/>
      </style:paragraph-properties>
      <style:text-properties style:font-name-asian="標楷體" style:letter-kerning="false" fo:font-size="9pt" style:font-size-asian="9pt" style:font-size-complex="9pt"/>
    </style:style>
    <style:style style:name="P83" style:parent-style-name="Standard" style:list-style-name="LFO1" style:family="paragraph">
      <style:paragraph-properties style:snap-to-layout-grid="false" fo:text-align="justify" fo:line-height="0.25in"/>
    </style:style>
    <style:style style:name="T84" style:parent-style-name="預設段落字型" style:family="text">
      <style:text-properties style:font-name-asian="標楷體" style:letter-kerning="false"/>
    </style:style>
    <style:style style:name="T85" style:parent-style-name="預設段落字型" style:family="text">
      <style:text-properties style:font-name-asian="標楷體" style:letter-kerning="false" fo:font-size="9pt" style:font-size-asian="9pt" style:font-size-complex="9pt" style:text-underline-type="single" style:text-underline-style="solid" style:text-underline-width="auto" style:text-underline-mode="continuous"/>
    </style:style>
    <style:style style:name="P86" style:parent-style-name="內文" style:family="paragraph">
      <style:paragraph-properties style:snap-to-layout-grid="false" fo:text-align="justify" fo:margin-bottom="0.0694in" fo:margin-left="0.3333in">
        <style:tab-stops/>
      </style:paragraph-properties>
      <style:text-properties style:font-name-asian="標楷體" style:letter-kerning="false" fo:font-size="9pt" style:font-size-asian="9pt" style:font-size-complex="9pt"/>
    </style:style>
    <style:style style:name="TableRow87" style:family="table-row">
      <style:table-row-properties style:min-row-height="0.2687in" style:use-optimal-row-height="false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fo:text-align="center" fo:line-height="0.1666in"/>
    </style:style>
    <style:style style:name="T9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9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92" style:parent-style-name="內文" style:family="paragraph">
      <style:paragraph-properties fo:line-height="0.1666in"/>
      <style:text-properties style:font-name-asian="標楷體" fo:font-weight="bold" style:font-weight-asian="bold" style:font-weight-complex="bold" fo:font-size="11pt" style:font-size-asian="11pt" style:font-size-complex="11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fo:text-align="justify" fo:margin-top="0.0694in" fo:margin-bottom="0.0694in"/>
    </style:style>
    <style:style style:name="T9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96" style:parent-style-name="預設段落字型" style:family="text">
      <style:text-properties style:font-name="標楷體" style:font-name-asian="標楷體"/>
    </style:style>
    <style:style style:name="T97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text-align="center" fo:margin-top="0.0694in" fo:margin-bottom="0.0694in"/>
    </style:style>
    <style:style style:name="T100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01" style:parent-style-name="預設段落字型" style:family="text">
      <style:text-properties style:font-name-asian="標楷體" fo:font-size="8pt" style:font-size-asian="8pt" style:font-size-complex="8pt"/>
    </style:style>
    <style:style style:name="TableRow102" style:family="table-row">
      <style:table-row-properties style:min-row-height="1.1881in" style:use-optimal-row-height="false" fo:keep-together="always"/>
    </style:style>
    <style:style style:name="P103" style:parent-style-name="內文" style:family="paragraph">
      <style:paragraph-properties fo:text-align="center" fo:line-height="0.1666in"/>
      <style:text-properties style:font-name="標楷體" style:font-name-asian="標楷體" fo:font-size="10pt" style:font-size-asian="10pt" style:font-size-complex="10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text-align="justify" fo:line-height="0.25in"/>
    </style:style>
    <style:style style:name="T106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07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08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09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10" style:parent-style-name="預設段落字型" style:family="text"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T111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2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3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4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5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6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7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8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T119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 style:font-size-complex="11pt"/>
    </style:style>
    <style:style style:name="P120" style:parent-style-name="內文" style:family="paragraph">
      <style:paragraph-properties style:snap-to-layout-grid="false" fo:text-align="justify" fo:line-height="0.1805in"/>
      <style:text-properties style:font-name="標楷體" style:font-name-asian="標楷體" fo:font-size="9pt" style:font-size-asian="9pt" style:font-size-complex="9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內文" style:family="paragraph">
      <style:paragraph-properties fo:text-align="center" fo:line-height="0.1805in"/>
    </style:style>
    <style:style style:name="T12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2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25" style:parent-style-name="預設段落字型" style:family="text">
      <style:text-properties style:font-name="標楷體" style:font-name-asian="標楷體"/>
    </style:style>
    <style:style style:name="T12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2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3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39" style:parent-style-name="內文" style:family="paragraph">
      <style:paragraph-properties fo:widows="2" fo:orphans="2" style:snap-to-layout-grid="false" fo:text-align="center"/>
    </style:style>
    <style:style style:name="T140" style:parent-style-name="預設段落字型" style:family="text">
      <style:text-properties style:font-name-asian="標楷體" fo:font-size="8pt" style:font-size-asian="8pt" style:font-size-complex="8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 fo:line-height="0.1805in"/>
    </style:style>
    <style:style style:name="T143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44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45" style:parent-style-name="預設段落字型" style:family="text">
      <style:text-properties style:font-name="標楷體" style:font-name-asian="標楷體"/>
    </style:style>
    <style:style style:name="T146" style:parent-style-name="預設段落字型" style:family="text">
      <style:text-properties style:font-name-asian="標楷體" fo:font-size="10pt" style:font-size-asian="10pt" style:font-size-complex="10pt"/>
    </style:style>
    <style:style style:name="T147" style:parent-style-name="預設段落字型" style:family="text">
      <style:text-properties style:font-name-asian="標楷體" fo:font-size="10pt" style:font-size-asian="10pt" style:font-size-complex="10pt"/>
    </style:style>
    <style:style style:name="T148" style:parent-style-name="預設段落字型" style:family="text">
      <style:text-properties style:font-name-asian="標楷體" fo:font-size="10pt" style:font-size-asian="10pt" style:font-size-complex="10pt"/>
    </style:style>
    <style:style style:name="P149" style:parent-style-name="內文" style:family="paragraph">
      <style:paragraph-properties fo:text-align="center" fo:line-height="0.1805in"/>
    </style:style>
    <style:style style:name="T150" style:parent-style-name="預設段落字型" style:family="text">
      <style:text-properties style:font-name-asian="標楷體" fo:font-size="8pt" style:font-size-asian="8pt" style:font-size-complex="8pt"/>
    </style:style>
    <style:style style:name="TableRow151" style:family="table-row">
      <style:table-row-properties style:min-row-height="0.9826in" style:use-optimal-row-height="false" fo:keep-together="always"/>
    </style:style>
    <style:style style:name="P152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style:snap-to-layout-grid="false" fo:text-align="justify" fo:margin-top="0.125in" fo:line-height="0.1666in"/>
      <style:text-properties style:font-name="標楷體" style:font-name-asian="標楷體" fo:font-weight="bold" style:font-weight-asian="bold" style:font-weight-complex="bold" fo:font-size="14pt" style:font-size-asian="14pt" style:font-size-complex="14pt"/>
    </style:style>
    <style:style style:name="P155" style:parent-style-name="內文" style:family="paragraph">
      <style:paragraph-properties fo:text-align="justify" fo:line-height="0.1666in"/>
      <style:text-properties style:font-name="標楷體" style:font-name-asian="標楷體" fo:font-size="9pt" style:font-size-asian="9pt" style:font-size-complex="9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center" fo:line-height="0.1805in"/>
    </style:style>
    <style:style style:name="T158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59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160" style:parent-style-name="預設段落字型" style:family="text">
      <style:text-properties style:font-name="標楷體" style:font-name-asian="標楷體"/>
    </style:style>
    <style:style style:name="T16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4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5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6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7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8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69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2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73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P174" style:parent-style-name="內文" style:family="paragraph">
      <style:paragraph-properties fo:widows="2" fo:orphans="2" style:snap-to-layout-grid="false" fo:text-align="center"/>
    </style:style>
    <style:style style:name="T175" style:parent-style-name="預設段落字型" style:family="text">
      <style:text-properties style:font-name-asian="標楷體" fo:font-size="8pt" style:font-size-asian="8pt" style:font-size-complex="8pt"/>
    </style:style>
    <style:style style:name="T176" style:parent-style-name="預設段落字型" style:family="text">
      <style:text-properties style:font-name-asian="標楷體" fo:font-size="8pt" style:font-size-asian="8pt" style:font-size-complex="8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widows="2" fo:orphans="2" fo:text-align="center"/>
      <style:text-properties style:font-name="標楷體" style:font-name-asian="標楷體" fo:font-weight="bold" style:font-weight-asian="bold" style:font-weight-complex="bold"/>
    </style:style>
    <style:style style:name="P179" style:parent-style-name="內文" style:family="paragraph">
      <style:paragraph-properties fo:widows="2" fo:orphans="2" fo:text-align="center"/>
      <style:text-properties style:font-name-asian="標楷體" fo:font-size="10pt" style:font-size-asian="10pt" style:font-size-complex="10pt"/>
    </style:style>
    <style:style style:name="P180" style:parent-style-name="內文" style:family="paragraph">
      <style:paragraph-properties fo:widows="2" fo:orphans="2" fo:text-align="center"/>
    </style:style>
    <style:style style:name="T181" style:parent-style-name="預設段落字型" style:family="text">
      <style:text-properties style:font-name-asian="標楷體" fo:font-size="8pt" style:font-size-asian="8pt" style:font-size-complex="8pt"/>
    </style:style>
    <style:style style:name="TableRow182" style:family="table-row">
      <style:table-row-properties style:min-row-height="0.8784in" style:use-optimal-row-height="false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/>
    </style:style>
    <style:style style:name="T185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86" style:parent-style-name="預設段落字型" style:family="text"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justify" fo:margin-top="0.125in" fo:line-height="0.1944in"/>
    </style:style>
    <style:style style:name="T1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6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7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9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1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3" style:parent-style-name="預設段落字型" style:family="text">
      <style:text-properties style:font-name-asian="標楷體" fo:font-size="9pt" style:font-size-asian="9pt" style:font-size-complex="9pt"/>
    </style:style>
    <style:style style:name="P204" style:parent-style-name="內文" style:family="paragraph">
      <style:paragraph-properties fo:text-align="justify" fo:margin-top="0.125in" fo:line-height="0.1666in" fo:margin-left="0.1527in" fo:text-indent="-0.1527in">
        <style:tab-stops/>
      </style:paragraph-properties>
    </style:style>
    <style:style style:name="T205" style:parent-style-name="預設段落字型" style:family="text">
      <style:text-properties style:font-name="標楷體" style:font-name-asian="標楷體" fo:font-size="11pt" style:font-size-asian="11pt"/>
    </style:style>
    <style:style style:name="T206" style:parent-style-name="預設段落字型" style:family="text">
      <style:text-properties style:font-name="標楷體" style:font-name-asian="標楷體" fo:font-size="11pt" style:font-size-asian="11pt"/>
    </style:style>
    <style:style style:name="T207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208" style:parent-style-name="預設段落字型" style:family="text">
      <style:text-properties style:font-name="標楷體" style:font-name-asian="標楷體" style:font-name-complex="Arial" fo:font-size="11pt" style:font-size-asian="11pt" style:text-underline-type="single" style:text-underline-style="solid" style:text-underline-width="auto" style:text-underline-mode="continuous"/>
    </style:style>
    <style:style style:name="T209" style:parent-style-name="預設段落字型" style:family="text">
      <style:text-properties style:font-name="Arial" style:font-name-asian="標楷體" style:font-name-complex="Arial" fo:font-size="11pt" style:font-size-asian="11pt" style:text-underline-type="single" style:text-underline-style="solid" style:text-underline-width="auto" style:text-underline-mode="continuous"/>
    </style:style>
    <style:style style:name="T210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211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212" style:parent-style-name="預設段落字型" style:family="text">
      <style:text-properties style:font-name="標楷體" style:font-name-asian="標楷體" style:font-name-complex="Arial" fo:font-size="11pt" style:font-size-asian="11pt"/>
    </style:style>
    <style:style style:name="T213" style:parent-style-name="預設段落字型" style:family="text">
      <style:text-properties style:font-name="標楷體" style:font-name-asian="標楷體" style:font-name-complex="Arial" style:font-size-complex="14pt"/>
    </style:style>
    <style:style style:name="P214" style:parent-style-name="內文" style:family="paragraph">
      <style:paragraph-properties fo:text-align="justify" fo:margin-bottom="0.0694in" fo:line-height="0.1666in" fo:margin-left="0.1388in" fo:text-indent="-0.1388in">
        <style:tab-stops/>
      </style:paragraph-properties>
    </style:style>
    <style:style style:name="T215" style:parent-style-name="預設段落字型" style:family="text">
      <style:text-properties style:font-name="標楷體" style:font-name-asian="標楷體" style:font-name-complex="Arial" fo:font-size="10pt" style:font-size-asian="10pt" style:font-size-complex="10pt"/>
    </style:style>
    <style:style style:name="T216" style:parent-style-name="預設段落字型" style:family="text">
      <style:text-properties style:font-name-asian="標楷體" fo:font-size="10pt" style:font-size-asian="10pt" style:font-size-complex="10pt"/>
    </style:style>
    <style:style style:name="P217" style:parent-style-name="內文" style:family="paragraph">
      <style:paragraph-properties style:snap-to-layout-grid="false" fo:text-align="justify" fo:margin-top="0.0694in" fo:margin-bottom="0.0694in" fo:line-height="75%"/>
    </style:style>
    <style:style style:name="T218" style:parent-style-name="預設段落字型" style:family="text">
      <style:text-properties style:font-name="標楷體" style:font-name-asian="標楷體" fo:font-size="14pt" style:font-size-asian="14pt" style:font-size-complex="14pt" style:language-complex="th" style:country-complex="TH"/>
    </style:style>
    <style:style style:name="P219" style:parent-style-name="內文" style:family="paragraph">
      <style:paragraph-properties style:snap-to-layout-grid="false" fo:text-align="center"/>
    </style:style>
    <style:style style:name="T2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1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2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3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24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2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26" style:parent-style-name="內文" style:family="paragraph">
      <style:paragraph-properties style:snap-to-layout-grid="false" fo:text-align="justify" fo:margin-top="0.0694in" fo:margin-bottom="0.0694in" fo:line-height="75%"/>
    </style:style>
    <style:style style:name="T2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8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29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3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31" style:parent-style-name="內文" style:family="paragraph">
      <style:paragraph-properties style:snap-to-layout-grid="false" fo:text-align="justify" fo:margin-top="0.0694in" fo:line-height="75%"/>
      <style:text-properties style:font-name="標楷體" style:font-name-asian="標楷體" fo:font-size="14pt" style:font-size-asian="14pt" style:font-size-complex="14pt"/>
    </style:style>
    <style:style style:name="P232" style:parent-style-name="內文" style:family="paragraph">
      <style:paragraph-properties style:snap-to-layout-grid="false" fo:text-align="justify" fo:line-height="75%"/>
    </style:style>
    <style:style style:name="T233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234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35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36" style:parent-style-name="內文" style:family="paragraph">
      <style:paragraph-properties style:snap-to-layout-grid="false" fo:text-align="justify" fo:margin-top="0.0694in"/>
    </style:style>
    <style:style style:name="T2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2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4" style:parent-style-name="預設段落字型" style:family="text">
      <style:text-properties style:font-name-asian="標楷體" fo:color="#000000" fo:font-size="10pt" style:font-size-asian="10pt" style:font-size-complex="10pt"/>
    </style:style>
    <style:style style:name="T245" style:parent-style-name="預設段落字型" style:family="text">
      <style:text-properties style:font-name-asian="標楷體" fo:color="#323232" fo:font-size="9pt" style:font-size-asian="9pt" style:font-size-complex="9pt"/>
    </style:style>
    <style:style style:name="P246" style:parent-style-name="內文" style:family="paragraph">
      <style:paragraph-properties fo:line-height="0.1666in"/>
    </style:style>
    <style:style style:name="T247" style:parent-style-name="預設段落字型" style:family="text">
      <style:text-properties style:font-name="標楷體" style:font-name-asian="標楷體"/>
    </style:style>
    <style:style style:name="T248" style:parent-style-name="預設段落字型" style:family="text">
      <style:text-properties style:font-name="標楷體" style:font-name-asian="標楷體"/>
    </style:style>
    <style:style style:name="T249" style:parent-style-name="預設段落字型" style:family="text">
      <style:text-properties style:font-name-asian="標楷體" fo:color="#000000"/>
    </style:style>
    <style:style style:name="T250" style:parent-style-name="預設段落字型" style:family="text">
      <style:text-properties style:font-name="標楷體" style:font-name-asian="標楷體"/>
    </style:style>
    <style:style style:name="T251" style:parent-style-name="預設段落字型" style:family="text">
      <style:text-properties fo:font-size="10pt" style:font-size-asian="10pt" style:font-size-complex="10pt"/>
    </style:style>
    <style:style style:name="P252" style:parent-style-name="內文" style:family="paragraph">
      <style:paragraph-properties fo:line-height="0.1388in"/>
      <style:text-properties style:font-name="標楷體" style:font-name-asian="標楷體" style:text-underline-type="single" style:text-underline-style="dotted" style:text-underline-width="bold" style:text-underline-mode="continuous"/>
    </style:style>
    <style:style style:name="P253" style:parent-style-name="內文" style:family="paragraph">
      <style:paragraph-properties fo:line-height="0.1388in"/>
    </style:style>
    <style:style style:name="T254" style:parent-style-name="預設段落字型" style:family="text">
      <style:text-properties style:font-name="標楷體" style:font-name-asian="標楷體" style:text-underline-type="single" style:text-underline-style="dotted" style:text-underline-width="bold" style:text-underline-mode="continuous"/>
    </style:style>
    <style:style style:name="T255" style:parent-style-name="預設段落字型" style:family="text">
      <style:text-properties style:font-name="Wingdings 3" style:font-name-asian="Wingdings 3" style:font-name-complex="Wingdings 3" fo:font-size="11pt" style:font-size-asian="11pt" style:font-size-complex="11pt"/>
    </style:style>
    <style:style style:name="T25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5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1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3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5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66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68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69" style:parent-style-name="內文" style:family="paragraph">
      <style:paragraph-properties style:line-break="normal"/>
    </style:style>
    <style:style style:name="T270" style:parent-style-name="預設段落字型" style:family="text">
      <style:text-properties style:font-name="Wingdings 3" style:font-name-asian="Wingdings 3" style:font-name-complex="Wingdings 3" fo:font-size="11pt" style:font-size-asian="11pt" style:font-size-complex="11pt"/>
    </style:style>
    <style:style style:name="T27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72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7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74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7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76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77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78" style:parent-style-name="預設段落字型" style:family="text">
      <style:text-properties style:font-name="標楷體" style:font-name-asian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27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0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1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2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284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285" style:parent-style-name="內文" style:family="paragraph">
      <style:paragraph-properties style:line-break="normal"/>
      <style:text-properties style:font-name="標楷體" style:font-name-asian="標楷體" fo:font-size="11pt" style:font-size-asian="11pt" style:font-size-complex="11pt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 style:shrink-to-fit="tru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dash" draw:stroke-dash="a1" svg:stroke-width="0.01042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 style:shrink-to-fi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63872" draw:id="id0" draw:style-name="a0" draw:name="文字方塊 3" text:anchor-type="paragraph" svg:x="6.17917in" svg:y="0.42708in" svg:width="1in" svg:height="0.30139in" style:rel-width="scale" style:rel-height="scale"><draw:text-box><text:p text:style-name="內文"><text:span text:style-name="T3">2019.05</text:span><text:span text:style-name="T4">版</text:span></text:p></draw:text-box><svg:title/><svg:desc/></draw:frame></text:span><text:span text:style-name="T5">國立臺灣大學學位論文延後公開申請書</text:span><text:span text:style-name="T6"><text:line-break/></text:span><text:span text:style-name="T7">Application Form for Delaying Public Access<text:s/></text:span><text:span text:style-name="T8">to Theses/Dissertations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申請人</text:span><text:span text:style-name="T20">Applicant</text:span></text:p>
          </table:table-cell>
          <table:table-cell table:style-name="TableCell21">
            <text:p text:style-name="P22">黃宇平</text:p>
          </table:table-cell>
          <table:table-cell table:style-name="TableCell23" table:number-columns-spanned="2">
            <text:p text:style-name="P24">畢業年月</text:p>
            <text:p text:style-name="P25">Graduation Year and Month</text:p>
          </table:table-cell>
          <table:covered-table-cell/>
          <table:table-cell table:style-name="TableCell26" table:number-columns-spanned="2">
            <text:p text:style-name="P27">2019<text:s/>年<text:s/>08<text:s/>月(YYYY/MM)</text:p>
          </table:table-cell>
          <table:covered-table-cell/>
        </table:table-row>
        <table:table-row table:style-name="TableRow28">
          <table:table-cell table:style-name="TableCell29">
            <text:p text:style-name="P30">學號</text:p>
            <text:p text:style-name="P31"><text:span text:style-name="T32">Student ID<text:s/></text:span><text:span text:style-name="T33">Number</text:span></text:p>
          </table:table-cell>
          <table:table-cell table:style-name="TableCell34">
            <text:p text:style-name="P35">R06942065</text:p>
          </table:table-cell>
          <table:table-cell table:style-name="TableCell36" table:number-columns-spanned="2">
            <text:p text:style-name="P37"><text:span text:style-name="T38">系所</text:span><text:span text:style-name="T39">Department/Institute</text:span></text:p>
          </table:table-cell>
          <table:covered-table-cell/>
          <table:table-cell table:style-name="TableCell40" table:number-columns-spanned="2">
            <text:p text:style-name="P41">電信工程學研究所</text:p>
          </table:table-cell>
          <table:covered-table-cell/>
        </table:table-row>
        <table:table-row table:style-name="TableRow42">
          <table:table-cell table:style-name="TableCell43">
            <text:p text:style-name="P44">聯絡電話</text:p>
            <text:p text:style-name="P45"><text:span text:style-name="T46">Phone Number</text:span></text:p>
          </table:table-cell>
          <table:table-cell table:style-name="TableCell47">
            <text:p text:style-name="P48">0963057799</text:p>
          </table:table-cell>
          <table:table-cell table:style-name="TableCell49" table:number-columns-spanned="2">
            <text:p text:style-name="P50">電子郵件</text:p>
            <text:p text:style-name="P51">Email Address</text:p>
          </table:table-cell>
          <table:covered-table-cell/>
          <table:table-cell table:style-name="TableCell52" table:number-columns-spanned="2">
            <text:p text:style-name="P53"><text:span text:style-name="T54">tom6311tom6311@gmail.com</text:span></text:p>
          </table:table-cell>
          <table:covered-table-cell/>
        </table:table-row>
        <table:table-row table:style-name="TableRow55">
          <table:table-cell table:style-name="TableCell56">
            <text:p text:style-name="P57">論文題目</text:p>
            <text:p text:style-name="P58">Thesis Title</text:p>
          </table:table-cell>
          <table:table-cell table:style-name="TableCell59" table:number-columns-spanned="5">
            <text:p text:style-name="P60">FileFarm: A Secured Cloud-of-Clouds Storage System</text:p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<text:span text:style-name="T64">延後公開原因</text:span><text:span text:style-name="T65">Reason for Delay</text:span><text:span text:style-name="T66"><text:line-break/></text:span><text:span text:style-name="T67">(</text:span><text:span text:style-name="T68">依學位授予法第</text:span><text:span text:style-name="T69">16</text:span><text:span text:style-name="T70">條規定</text:span><text:span text:style-name="T71">)</text:span></text:p>
          </table:table-cell>
          <table:table-cell table:style-name="TableCell72" table:number-columns-spanned="5">
            <text:p text:style-name="P73"><text:span text:style-name="T74">□<text:s/></text:span><text:span text:style-name="T75">專利事項</text:span><text:span text:style-name="T76">Patent application</text:span></text:p>
            <text:p text:style-name="P77"><text:span text:style-name="T78">□<text:s/></text:span><text:span text:style-name="T79">涉及機密，請說明</text:span><text:span text:style-name="T80">：</text:span><text:span text:style-name="T81"><text:s text:c="42"/></text:span></text:p>
            <text:p text:style-name="P82">Thesis/dissertation involves confidential<text:s/>information. Please specify.</text:p>
            <text:list text:style-name="LFO1" text:continue-numbering="true">
              <text:list-item>
                <text:p text:style-name="P83"><text:span text:style-name="T84">其他依法延後公開事項，請說明：</text:span><text:span text:style-name="T85"><text:s text:c="41"/></text:span></text:p>
              </text:list-item>
            </text:list>
            <text:p text:style-name="P86">Other legitimate reasons for delaying public access according to the law. Please specify.</text:p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3">
            <text:p text:style-name="P89"><text:span text:style-name="T90">申請項目</text:span><text:span text:style-name="T91">Options</text:span></text:p>
            <text:p text:style-name="P92"/>
          </table:table-cell>
          <table:table-cell table:style-name="TableCell93" table:number-columns-spanned="2">
            <text:p text:style-name="P94"><text:span text:style-name="T95">以下項目擇一</text:span><text:span text:style-name="T96"><text:s/></text:span><text:span text:style-name="T97">Choose one</text:span></text:p>
          </table:table-cell>
          <table:covered-table-cell/>
          <table:table-cell table:style-name="TableCell98" table:number-columns-spanned="3">
            <text:p text:style-name="P99"><text:span text:style-name="T100">申請書正本繳交份數</text:span><text:span text:style-name="T101">submit copies of this form</text:span></text:p>
          </table:table-cell>
          <table:covered-table-cell/>
          <table:covered-table-cell/>
        </table:table-row>
        <table:table-row table:style-name="TableRow102">
          <table:covered-table-cell>
            <text:p text:style-name="P103"/>
          </table:covered-table-cell>
          <table:table-cell table:style-name="TableCell104" table:number-columns-spanned="2">
            <text:p text:style-name="P105"><text:span text:style-name="T106">□<text:s/></text:span><text:span text:style-name="T107">論文及書目資料</text:span><text:span text:style-name="T108">暫不公開</text:span><text:span text:style-name="T109"><text:s/></text:span><text:span text:style-name="T110"><text:line-break/></text:span><text:span text:style-name="T111">(</text:span><text:span text:style-name="T112">書目</text:span><text:span text:style-name="T113">:</text:span><text:span text:style-name="T114">論文名稱</text:span><text:span text:style-name="T115">/</text:span><text:span text:style-name="T116">摘要</text:span><text:span text:style-name="T117">/</text:span><text:span text:style-name="T118">參考文獻等</text:span><text:span text:style-name="T119">)</text:span></text:p>
            <text:p text:style-name="P120">Delay public access to the printed copies and online bibliographic record of my thesis</text:p>
          </table:table-cell>
          <table:covered-table-cell/>
          <table:table-cell table:style-name="TableCell121" table:number-columns-spanned="2">
            <text:p text:style-name="P122"><text:span text:style-name="T123">4</text:span><text:span text:style-name="T124">份</text:span><text:span text:style-name="T125"><text:line-break/></text:span><text:span text:style-name="T126">(</text:span><text:span text:style-name="T127">數學</text:span><text:span text:style-name="T128">/</text:span><text:span text:style-name="T129">物理</text:span><text:span text:style-name="T130">/</text:span><text:span text:style-name="T131">化學</text:span><text:span text:style-name="T132">/</text:span><text:span text:style-name="T133">海洋</text:span><text:span text:style-name="T134">/</text:span><text:span text:style-name="T135">社會科學院</text:span><text:span text:style-name="T136">/</text:span><text:span text:style-name="T137">法律學院</text:span><text:span text:style-name="T138">)</text:span></text:p>
            <text:p text:style-name="P139"><text:span text:style-name="T140">Departments of Mathematics, Physics, Chemistry, Oceanography, College of Law, and College of Social Sciences</text:span></text:p>
          </table:table-cell>
          <table:covered-table-cell/>
          <table:table-cell table:style-name="TableCell141">
            <text:p text:style-name="P142"><text:span text:style-name="T143">3</text:span><text:span text:style-name="T144">份</text:span><text:span text:style-name="T145"><text:line-break/></text:span><text:span text:style-name="T146">(</text:span><text:span text:style-name="T147">其他系所</text:span><text:span text:style-name="T148">)</text:span></text:p>
            <text:p text:style-name="P149"><text:span text:style-name="T150">other departments</text:span>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 table:number-columns-spanned="2">
            <text:p text:style-name="P154">□<text:s/>僅論文暫不公開</text:p>
            <text:p text:style-name="P155">Delay public access to the printed copies of my thesis, but leave the online bibliographic record open to the public.</text:p>
          </table:table-cell>
          <table:covered-table-cell/>
          <table:table-cell table:style-name="TableCell156" table:number-columns-spanned="2">
            <text:p text:style-name="P157"><text:span text:style-name="T158">3</text:span><text:span text:style-name="T159">份</text:span><text:span text:style-name="T160"><text:line-break/></text:span><text:span text:style-name="T161">(</text:span><text:span text:style-name="T162">數學</text:span><text:span text:style-name="T163">/</text:span><text:span text:style-name="T164">物理</text:span><text:span text:style-name="T165">/</text:span><text:span text:style-name="T166">化學</text:span><text:span text:style-name="T167">/</text:span><text:span text:style-name="T168">海洋</text:span><text:span text:style-name="T169">/</text:span><text:span text:style-name="T170">社會科學院</text:span><text:span text:style-name="T171">/</text:span><text:span text:style-name="T172">法律學院</text:span><text:span text:style-name="T173">)</text:span></text:p>
            <text:p text:style-name="P174"><text:span text:style-name="T175">Departments of Mathematics, Physics, Chemistry, Oceanography, College of<text:s/></text:span><text:span text:style-name="T176">Law, and College of Social Sciences</text:span></text:p>
          </table:table-cell>
          <table:covered-table-cell/>
          <table:table-cell table:style-name="TableCell177">
            <text:p text:style-name="P178">2份</text:p>
            <text:p text:style-name="P179">(其他系所)</text:p>
            <text:p text:style-name="P180"><text:span text:style-name="T181">other departments</text:span></text:p>
          </table:table-cell>
        </table:table-row>
        <table:table-row table:style-name="TableRow182">
          <table:table-cell table:style-name="TableCell183">
            <text:p text:style-name="P184"><text:span text:style-name="T185">公開日期</text:span><text:span text:style-name="T186">Delay until</text:span></text:p>
          </table:table-cell>
          <table:table-cell table:style-name="TableCell187" table:number-columns-spanned="5">
            <text:p text:style-name="P188"><text:span text:style-name="T189">西元</text:span><text:span text:style-name="T190"><text:s text:c="3"/></text:span><text:span text:style-name="T191">20</text:span><text:span text:style-name="T192">24</text:span><text:span text:style-name="T193"><text:s/></text:span><text:span text:style-name="T194">年</text:span><text:span text:style-name="T195"><text:s text:c="2"/></text:span><text:span text:style-name="T196">08</text:span><text:span text:style-name="T197"><text:s text:c="2"/></text:span><text:span text:style-name="T198">月</text:span><text:span text:style-name="T199"><text:s text:c="2"/></text:span><text:span text:style-name="T200">01</text:span><text:span text:style-name="T201"><text:s text:c="2"/></text:span><text:span text:style-name="T202">日</text:span><text:span text:style-name="T203">(YYYY/MM/DD)</text:span></text:p>
            <text:p text:style-name="P204"><text:span text:style-name="T205">(</text:span><text:span text:style-name="T206">自臨櫃申請日起算，延後</text:span><text:span text:style-name="T207">年限最長為</text:span><text:span text:style-name="T208"><text:s/></text:span><text:span text:style-name="T209">5<text:s/></text:span><text:span text:style-name="T210">年，依教育部台高通字第</text:span><text:span text:style-name="T211">0970140061</text:span><text:span text:style-name="T212">號函</text:span><text:span text:style-name="T213">）</text:span></text:p>
            <text:p text:style-name="P214"><text:span text:style-name="T215">T</text:span><text:span text:style-name="T216">he delay should be a reasonable period of no more than 5 years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17"><text:span text:style-name="T218"><draw:custom-shape svg:x="4.85764in" svg:y="0.11806in" svg:width="2.1375in" svg:height="1.43403in" draw:z-index="251664896" draw:id="id1" draw:style-name="a2" draw:name="Rectangle 2" text:anchor-type="paragraph"><svg:title/><svg:desc/><text:p text:style-name="P219"><text:span text:style-name="T220">系所章戳</text:span><text:span text:style-name="T221">Department/Institute Seal</text:span></text:p><draw:enhanced-geometry draw:type="non-primitive" svg:viewBox="0 0 21600 21600" draw:enhanced-path="M 0 0 L 21600 0 21600 21600 0 21600 Z N"/></draw:custom-shape></text:span><text:span text:style-name="T222">申請人簽名</text:span><text:span text:style-name="T223">Applicant Signature</text:span><text:span text:style-name="T224">：</text:span><text:span text:style-name="T225"><text:s text:c="21"/></text:span></text:p>
      <text:p text:style-name="P226"><text:span text:style-name="T227">指導教授簽名</text:span><text:span text:style-name="T228">Advisor Signature</text:span><text:span text:style-name="T229">：</text:span><text:span text:style-name="T230"><text:s text:c="20"/></text:span></text:p>
      <text:p text:style-name="P231">研究所所長簽名</text:p>
      <text:p text:style-name="P232"><text:span text:style-name="T233">Signature of the Department /Institute Director</text:span><text:span text:style-name="T234">：</text:span><text:span text:style-name="T235"><text:s text:c="18"/></text:span></text:p>
      <text:p text:style-name="P236"><text:span text:style-name="T237">臨櫃申請日：西元</text:span><text:span text:style-name="T238"><text:s text:c="8"/></text:span><text:span text:style-name="T239">年</text:span><text:span text:style-name="T240"><text:s text:c="6"/></text:span><text:span text:style-name="T241">月</text:span><text:span text:style-name="T242"><text:s text:c="6"/></text:span><text:span text:style-name="T243">日</text:span><text:span text:style-name="T244">Application Date</text:span><text:span text:style-name="T245">(YYYY/MM/DD)</text:span></text:p>
      <text:p text:style-name="P246"><text:span text:style-name="T247">(</text:span><text:span text:style-name="T248">請於週一至週五</text:span><text:span text:style-name="T249">8:20~17:00</text:span><text:span text:style-name="T250">臨櫃申請</text:span><text:span text:style-name="T251">Please apply in person between 8:20 and 17:00, Monday to Friday.)</text:span></text:p>
      <text:p text:style-name="P252"/>
      <text:p text:style-name="P253"><text:span text:style-name="T254"><text:s text:c="83"/></text:span></text:p>
      <text:p text:style-name="內文"><text:span text:style-name="T255"></text:span><text:span text:style-name="T256">閱覽組：</text:span><text:span text:style-name="T257">□</text:span><text:span text:style-name="T258">紙本</text:span><text:span text:style-name="T259"><text:s/>□</text:span><text:span text:style-name="T260">書目</text:span><text:span text:style-name="T261"><text:s text:c="6"/></text:span><text:span text:style-name="T262">年</text:span><text:span text:style-name="T263"><text:s text:c="4"/></text:span><text:span text:style-name="T264">月</text:span><text:span text:style-name="T265"><text:s text:c="4"/></text:span><text:span text:style-name="T266">日</text:span><text:span text:style-name="T267"><text:s text:c="2"/>□</text:span><text:span text:style-name="T268">系統改隱藏並列清單</text:span></text:p>
      <text:soft-page-break/>
      <text:p text:style-name="P269"><text:span text:style-name="T270"></text:span><text:span text:style-name="T271">採編組：</text:span><text:span text:style-name="T272"><text:s text:c="12"/></text:span><text:span text:style-name="T273"><text:s/></text:span><text:span text:style-name="T274"><text:s text:c="6"/></text:span><text:span text:style-name="T275">年</text:span><text:span text:style-name="T276"><text:s text:c="4"/></text:span><text:span text:style-name="T277">月</text:span><text:span text:style-name="T278"><text:s text:c="4"/></text:span><text:span text:style-name="T279">日</text:span><text:span text:style-name="T280"><text:s text:c="2"/></text:span><text:span text:style-name="T281">□</text:span><text:span text:style-name="T282">書目更新</text:span><text:span text:style-name="T283">□</text:span><text:span text:style-name="T284">書目隱藏</text:span>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MingLiU" svg:font-family="PMingLiU" style:font-family-generic="roman" style:font-pitch="variable" svg:panose-1="2 2 5 0 0 0 0 0 0 0"/>
    <style:font-face style:name="標楷體" svg:font-family="標楷體" style:font-family-generic="script" style:font-pitch="fixed" svg:panose-1="2 1 6 1 0 1 1 1 1 1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 svg:panose-1="2 11 6 4 2 2 2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decorative" style:font-pitch="variable" svg:panose-1="5 0 0 0 0 0 0 0 0 0"/>
    <style:font-face style:name="Wingdings 3" style:font-charset="x-symbol" svg:font-family="Wingdings 3" style:font-family-generic="decorative" style:font-pitch="variable" svg:panose-1="5 4 1 2 1 8 7 7 7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text-align="center" fo:line-height="0.1666in"/>
      <style:text-properties style:font-name="標楷體" style:font-name-asian="標楷體" fo:font-size="11pt" style:font-size-asian="11pt" fo:hyphenate="false"/>
    </style:style>
    <style:style style:name="註解文字" style:display-name="註解文字" style:family="paragraph" style:parent-style-name="內文">
      <style:text-properties style:font-size-complex="10pt" fo:hyphenate="false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style:style style:name="Standard" style:display-name="Standard" style:family="paragraph">
      <style:text-properties style:font-name="Liberation Serif" style:font-name-complex="Mangal" style:letter-kerning="true" fo:font-size="12pt" style:font-size-asian="12pt" style:font-size-complex="12pt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Mangal" fo:font-weight="bold" style:font-weight-asian="bold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8333in" draw:distance="0.08333in"/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3937in" fo:margin-right="0.4909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申請人姓名</dc:title>
    <meta:initial-creator>Administrator</meta:initial-creator>
    <dc:creator>Microsoft Office 使用者</dc:creator>
    <meta:creation-date>2019-05-17T02:47:00Z</meta:creation-date>
    <dc:date>2019-08-07T01:45:00Z</dc:date>
    <meta:print-date>2019-04-11T05:27:00Z</meta:print-date>
    <meta:template xlink:href="Normal.dotm" xlink:type="simple"/>
    <meta:editing-cycles>3</meta:editing-cycles>
    <meta:editing-duration>PT180S</meta:editing-duration>
    <meta:document-statistic meta:page-count="2" meta:paragraph-count="4" meta:word-count="299" meta:character-count="2005" meta:row-count="14" meta:non-whitespace-character-count="1710"/>
  </office:meta>
</office:document-meta>
</file>